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e1b7" officeooo:paragraph-rsid="000fe1b7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fe1b7" officeooo:paragraph-rsid="000fe1b7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03e8b" officeooo:paragraph-rsid="000fe1b7"/>
    </style:style>
    <style:style style:name="P4" style:family="paragraph" style:parent-style-name="Standard">
      <style:text-properties officeooo:rsid="00103e8b" officeooo:paragraph-rsid="00103e8b"/>
    </style:style>
    <style:style style:name="P5" style:family="paragraph" style:parent-style-name="Standard" style:list-style-name="L4">
      <style:text-properties officeooo:rsid="00103e8b" officeooo:paragraph-rsid="00103e8b"/>
    </style:style>
    <style:style style:name="P6" style:family="paragraph" style:parent-style-name="Standard">
      <style:text-properties officeooo:rsid="00121c4a" officeooo:paragraph-rsid="00121c4a"/>
    </style:style>
    <style:style style:name="P7" style:family="paragraph" style:parent-style-name="Standard">
      <style:text-properties officeooo:rsid="0012cbf5" officeooo:paragraph-rsid="0012cbf5"/>
    </style:style>
    <style:style style:name="P8" style:family="paragraph" style:parent-style-name="Standard">
      <style:text-properties officeooo:rsid="0013e3f1" officeooo:paragraph-rsid="0012cbf5"/>
    </style:style>
    <style:style style:name="P9" style:family="paragraph" style:parent-style-name="Standard">
      <style:text-properties officeooo:rsid="0013e3f1" officeooo:paragraph-rsid="0013e3f1"/>
    </style:style>
    <style:style style:name="P10" style:family="paragraph" style:parent-style-name="Standard" style:list-style-name="L7">
      <style:text-properties officeooo:rsid="0017f7a3" officeooo:paragraph-rsid="0017f7a3"/>
    </style:style>
    <style:style style:name="P11" style:family="paragraph" style:parent-style-name="Standard">
      <style:text-properties officeooo:rsid="0017f7a3" officeooo:paragraph-rsid="0017f7a3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’État en France, gouverner et administrer entre 1946 et les années 80 </text:p>
      <text:p text:style-name="P1"/>
      <text:p text:style-name="P3"/>
      <text:list xml:id="list1279965945461374053" text:style-name="L4">
        <text:list-item>
          <text:p text:style-name="P5">1946 : Régime de Vichy → 4<text:span text:style-name="T1">e</text:span> république</text:p>
        </text:list-item>
        <text:list-item>
          <text:p text:style-name="P5">Assemblée Nationale instable</text:p>
          <text:list>
            <text:list-item>
              <text:p text:style-name="P5">Plusieurs partis, pas de majorité</text:p>
            </text:list-item>
            <text:list-item>
              <text:p text:style-name="P5">Pour avoir majorité, il faut faire des coalitions</text:p>
            </text:list-item>
            <text:list-item>
              <text:p text:style-name="P5">22 gouvernements s’enchaînent</text:p>
            </text:list-item>
          </text:list>
        </text:list-item>
        <text:list-item>
          <text:p text:style-name="P5">1958 : 4<text:span text:style-name="T1">e</text:span> république → 5<text:span text:style-name="T1">e</text:span> république</text:p>
          <text:list>
            <text:list-item>
              <text:p text:style-name="P5">Crise d’Algérie</text:p>
            </text:list-item>
            <text:list-item>
              <text:p text:style-name="P5">De Gaulle est demandé au pouvoir, il accepte à condition de changer la constitution</text:p>
            </text:list-item>
          </text:list>
        </text:list-item>
        <text:list-item>
          <text:p text:style-name="P5">Pouvoir exécutif fort</text:p>
        </text:list-item>
        <text:list-item>
          <text:p text:style-name="P5">1962 : Passage suffrage universel direct → indirect</text:p>
        </text:list-item>
        <text:list-item>
          <text:p text:style-name="P5">Mandat : 5 ans</text:p>
        </text:list-item>
      </text:list>
      <text:p text:style-name="P4"/>
      <text:p text:style-name="P6">\\\/</text:p>
      <text:p text:style-name="P7"/>
      <text:p text:style-name="P7">\\\</text:p>
      <text:p text:style-name="P8"/>
      <text:p text:style-name="P9">///</text:p>
      <text:p text:style-name="P9"/>
      <text:list xml:id="list3863522830103933084" text:style-name="L7">
        <text:list-item>
          <text:p text:style-name="P10">Un état à reconstruire sous la IVe république</text:p>
        </text:list-item>
        <text:list-item>
          <text:p text:style-name="P10">Un état depuis 1958 renforcé sous la Ve république mais rencontre aussi des limites</text:p>
        </text:list-item>
      </text:list>
      <text:p text:style-name="P11"/>
      <text:p text:style-name="P11">//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42:38.370000000</meta:creation-date>
    <dc:date>2019-02-26T15:18:47.645000000</dc:date>
    <meta:editing-duration>PT29M45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8" meta:word-count="116" meta:character-count="624" meta:non-whitespace-character-count="538"/>
  </office:meta>
</office:document-meta>
</file>